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38" style:family="table-column">
      <style:table-column-properties fo:break-before="auto" style:column-width="2.6209in"/>
    </style:style>
    <style:style style:name="co39" style:family="table-column">
      <style:table-column-properties fo:break-before="auto" style:column-width="1.7866in"/>
    </style:style>
    <style:style style:name="co12" style:family="table-column">
      <style:table-column-properties fo:break-before="auto" style:column-width="1.5362in"/>
    </style:style>
    <style:style style:name="co13" style:family="table-column">
      <style:table-column-properties fo:break-before="auto" style:column-width="0.6071in"/>
    </style:style>
    <style:style style:name="co14" style:family="table-column">
      <style:table-column-properties fo:break-before="auto" style:column-width="0.552in"/>
    </style:style>
    <style:style style:name="co15" style:family="table-column">
      <style:table-column-properties fo:break-before="auto" style:column-width="0.9in"/>
    </style:style>
    <style:style style:name="co16" style:family="table-column">
      <style:table-column-properties fo:break-before="auto" style:column-width="0.898in"/>
    </style:style>
    <style:style style:name="co17" style:family="table-column">
      <style:table-column-properties fo:break-before="auto" style:column-width="1.2in"/>
    </style:style>
    <style:style style:name="co18" style:family="table-column">
      <style:table-column-properties fo:break-before="auto" style:column-width="1.0291in"/>
    </style:style>
    <style:style style:name="co19" style:family="table-column">
      <style:table-column-properties fo:break-before="auto" style:column-width="1.4772in"/>
    </style:style>
    <style:style style:name="co20" style:family="table-column">
      <style:table-column-properties fo:break-before="auto" style:column-width="0.548in"/>
    </style:style>
    <style:style style:name="co21" style:family="table-column">
      <style:table-column-properties fo:break-before="auto" style:column-width="1.2744in"/>
    </style:style>
    <style:style style:name="co22" style:family="table-column">
      <style:table-column-properties fo:break-before="auto" style:column-width="1.6673in"/>
    </style:style>
    <style:style style:name="co23" style:family="table-column">
      <style:table-column-properties fo:break-before="auto" style:column-width="1.3646in"/>
    </style:style>
    <style:style style:name="co24" style:family="table-column">
      <style:table-column-properties fo:break-before="auto" style:column-width="0.2717in"/>
    </style:style>
    <style:style style:name="co25" style:family="table-column">
      <style:table-column-properties fo:break-before="auto" style:column-width="0.3138in"/>
    </style:style>
    <style:style style:name="co26" style:family="table-column">
      <style:table-column-properties fo:break-before="auto" style:column-width="0.9882in"/>
    </style:style>
    <style:style style:name="co27" style:family="table-column">
      <style:table-column-properties fo:break-before="auto" style:column-width="1.1193in"/>
    </style:style>
    <style:style style:name="co28" style:family="table-column">
      <style:table-column-properties fo:break-before="auto" style:column-width="3.2in"/>
    </style:style>
    <style:style style:name="co29" style:family="table-column">
      <style:table-column-properties fo:break-before="auto" style:column-width="0.9047in"/>
    </style:style>
    <style:style style:name="co30" style:family="table-column">
      <style:table-column-properties fo:break-before="auto" style:column-width="3.1091in"/>
    </style:style>
    <style:style style:name="co31" style:family="table-column">
      <style:table-column-properties fo:break-before="auto" style:column-width="2.3945in"/>
    </style:style>
    <style:style style:name="co32" style:family="table-column">
      <style:table-column-properties fo:break-before="auto" style:column-width="0.7646in"/>
    </style:style>
    <style:style style:name="co33" style:family="table-column">
      <style:table-column-properties fo:break-before="auto" style:column-width="0.7535in"/>
    </style:style>
    <style:style style:name="co34" style:family="table-column">
      <style:table-column-properties fo:break-before="auto" style:column-width="0.5602in"/>
    </style:style>
    <style:style style:name="co35" style:family="table-column">
      <style:table-column-properties fo:break-before="auto" style:column-width="0.8283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20" style:family="table-cell" style:parent-style-name="transparent_5f_crypto">
      <style:table-cell-properties fo:background-color="transparent"/>
    </style:style>
    <style:style style:name="ce109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#ffffff"/>
    </style:style>
    <style:style style:name="ce140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4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transparent_5f_crypto">
      <style:table-cell-properties fo:background-color="transparent"/>
      <style:text-properties style:font-name="Liberation Sans"/>
    </style:style>
    <style:style style:name="ce152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53" style:family="table-cell" style:parent-style-name="Default">
      <style:table-cell-properties fo:background-color="transparent"/>
      <style:text-properties style:font-name="Liberation Sans"/>
    </style:style>
    <style:style style:name="ce154" style:family="table-cell" style:parent-style-name="Default">
      <style:text-properties style:font-name="Liberation Sans"/>
    </style:style>
    <style:style style:name="ce155" style:family="table-cell" style:parent-style-name="transparent_5f_default">
      <style:table-cell-properties fo:background-color="transparent"/>
      <style:text-properties style:font-name="Liberation Sans"/>
    </style:style>
    <style:style style:name="ce156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15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15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16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16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166" style:family="table-cell" style:parent-style-name="acquired_5f_lot_5f_default">
      <style:table-cell-properties fo:background-color="transparent"/>
      <style:text-properties style:font-name="Liberation Sans"/>
    </style:style>
    <style:style style:name="ce167" style:family="table-cell" style:parent-style-name="acquired_5f_lot_5f_alt_5f_default">
      <style:table-cell-properties fo:background-color="transparent"/>
      <style:text-properties style:font-name="Liberation Sans"/>
    </style:style>
    <style:style style:name="ce168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16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17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taxable_5f_event_5f_default">
      <style:table-cell-properties fo:background-color="transparent"/>
      <style:text-properties style:font-name="Liberation Sans"/>
    </style:style>
    <style:style style:name="ce17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17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17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177" style:family="table-cell" style:parent-style-name="taxable_5f_event_5f_alt_5f_defaul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79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2" style:family="table-cell" style:parent-style-name="highlighted_5f_fiat">
      <style:table-cell-properties fo:background-color="transparent"/>
      <style:text-properties style:font-name="Liberation Sans"/>
    </style:style>
    <style:style style:name="ce1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8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5" style:family="table-cell" style:parent-style-name="highlighted_5f_fiat">
      <style:table-cell-properties fo:background-color="transparent" fo:border="none"/>
      <style:text-properties style:font-name="Liberation Sans"/>
    </style:style>
    <style:style style:name="ce186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18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8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8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0" style:family="table-cell" style:parent-style-name="Default">
      <style:table-cell-properties fo:background-color="transparent" fo:border="none"/>
      <style:text-properties style:font-name="Liberation Sans"/>
    </style:style>
    <style:style style:name="ce191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192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95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197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198" style:family="table-cell" style:parent-style-name="transparent_5f_fiat">
      <style:table-cell-properties fo:background-color="transparent"/>
      <style:text-properties style:font-name="Liberation Sans"/>
    </style:style>
    <style:style style:name="ce199" style:family="table-cell" style:parent-style-name="transparent_5f_fiat">
      <style:table-cell-properties fo:background-color="transparent" fo:border="none"/>
      <style:text-properties style:font-name="Liberation Sans"/>
    </style:style>
    <style:style style:name="ce200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01" style:family="table-cell" style:parent-style-name="Default">
      <style:table-cell-properties fo:background-color="#ffffff" fo:border="none"/>
      <style:text-properties style:font-name="Liberation Sans"/>
    </style:style>
    <style:style style:name="ce202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04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5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207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8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209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210" style:family="table-cell" style:parent-style-name="Default">
      <style:table-cell-properties fo:background-color="#ffffff"/>
      <style:text-properties style:font-name="Liberation Sans"/>
    </style:style>
    <style:style style:name="ce211" style:family="table-cell" style:parent-style-name="Default">
      <style:table-cell-properties fo:background-color="#b2b2b2" fo:border="none"/>
      <style:text-properties style:font-name="Liberation Sans"/>
    </style:style>
    <style:style style:name="ce212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21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214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216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217" style:family="table-cell" style:parent-style-name="acquired_5f_lot_5f_note_5f_default">
      <style:table-cell-properties fo:background-color="transparent"/>
      <style:text-properties style:font-name="Liberation Sans"/>
    </style:style>
    <style:style style:name="ce218" style:family="table-cell" style:parent-style-name="Default">
      <style:table-cell-properties fo:background-color="#b2b2b2"/>
      <style:text-properties style:font-name="Liberation Sans"/>
    </style:style>
    <style:style style:name="ce219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220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221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222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3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225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7" style:family="table-cell" style:parent-style-name="taxable_5f_event_5f_fiat">
      <style:table-cell-properties fo:background-color="transparent"/>
      <style:text-properties style:font-name="Liberation Sans"/>
    </style:style>
    <style:style style:name="ce228" style:family="table-cell" style:parent-style-name="taxable_5f_event_5f_alt_5f_fiat">
      <style:table-cell-properties fo:background-color="transparent"/>
      <style:text-properties style:font-name="Liberation Sans"/>
    </style:style>
    <style:style style:name="ce229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230" style:family="table-cell" style:parent-style-name="Default">
      <style:text-properties style:font-name="Liberation Sans" fo:font-weight="normal" style:font-weight-asian="normal" style:font-weight-complex="normal"/>
    </style:style>
    <style:style style:name="ce231" style:family="table-cell" style:parent-style-name="taxable_5f_event_5f_note_5f_default">
      <style:table-cell-properties fo:background-color="transparent"/>
      <style:text-properties style:font-name="Liberation Sans"/>
    </style:style>
    <style:style style:name="ce232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234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235" style:family="table-cell" style:parent-style-name="acquired_5f_lot_5f_percent">
      <style:table-cell-properties fo:background-color="transparent"/>
      <style:text-properties style:font-name="Liberation Sans"/>
    </style:style>
    <style:style style:name="ce237" style:family="table-cell" style:parent-style-name="acquired_5f_lot_5f_alt_5f_percent">
      <style:table-cell-properties fo:background-color="transparent"/>
      <style:text-properties style:font-name="Liberation Sans"/>
    </style:style>
    <style:style style:name="ce238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239" style:family="table-cell" style:parent-style-name="acquired_5f_lot_5f_fiat">
      <style:table-cell-properties fo:background-color="transparent"/>
      <style:text-properties style:font-name="Liberation Sans"/>
    </style:style>
    <style:style style:name="ce243" style:family="table-cell" style:parent-style-name="acquired_5f_lot_5f_alt_5f_fiat">
      <style:table-cell-properties fo:background-color="transparent"/>
      <style:text-properties style:font-name="Liberation Sans"/>
    </style:style>
    <style:style style:name="ce244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6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5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ackground-color="#ffffff"/>
    </style:style>
    <style:style style:name="ce137" style:family="table-cell" style:parent-style-name="header_5f_default">
      <style:table-cell-properties fo:background-color="transparent"/>
    </style:style>
    <style:style style:name="ce138" style:family="table-cell" style:parent-style-name="Default">
      <style:table-cell-properties fo:background-color="transparent"/>
    </style:style>
    <style:style style:name="ce139" style:family="table-cell" style:parent-style-name="transparent_5f_default">
      <style:table-cell-properties fo:background-color="transparent"/>
    </style:style>
    <style:style style:name="ce123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124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transparent_5f_crypto">
      <style:table-cell-properties fo:background-color="transparent"/>
      <style:text-properties style:font-name="Liberation Sans"/>
    </style:style>
    <style:style style:name="ce233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236" style:family="table-cell" style:parent-style-name="Default">
      <style:table-cell-properties fo:background-color="transparent"/>
      <style:text-properties style:font-name="Liberation Sans"/>
    </style:style>
    <style:style style:name="ce240" style:family="table-cell" style:parent-style-name="Default">
      <style:text-properties style:font-name="Liberation Sans"/>
    </style:style>
    <style:style style:name="ce241" style:family="table-cell" style:parent-style-name="transparent_5f_default">
      <style:table-cell-properties fo:background-color="transparent"/>
      <style:text-properties style:font-name="Liberation Sans"/>
    </style:style>
    <style:style style:name="ce24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7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8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3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6" style:family="table-cell" style:parent-style-name="acquired_5f_lot_5f_default">
      <style:table-cell-properties fo:background-color="transparent"/>
      <style:text-properties style:font-name="Liberation Sans"/>
    </style:style>
    <style:style style:name="ce257" style:family="table-cell" style:parent-style-name="acquired_5f_lot_5f_alt_5f_default">
      <style:table-cell-properties fo:background-color="transparent"/>
      <style:text-properties style:font-name="Liberation Sans"/>
    </style:style>
    <style:style style:name="ce25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taxable_5f_event_5f_default">
      <style:table-cell-properties fo:background-color="transparent"/>
      <style:text-properties style:font-name="Liberation Sans"/>
    </style:style>
    <style:style style:name="ce265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8" style:family="table-cell" style:parent-style-name="taxable_5f_event_5f_alt_5f_default">
      <style:table-cell-properties fo:background-color="transparent"/>
      <style:text-properties style:font-name="Liberation Sans"/>
    </style:style>
    <style:style style:name="ce269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283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8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2" style:family="table-cell" style:parent-style-name="transparent_5f_fiat">
      <style:table-cell-properties fo:background-color="transparent"/>
      <style:text-properties style:font-name="Liberation Sans"/>
    </style:style>
    <style:style style:name="ce293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4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295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1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2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304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b2b2b2" fo:border="none"/>
      <style:text-properties style:font-name="Liberation Sans"/>
    </style:style>
    <style:style style:name="ce306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0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1" style:family="table-cell" style:parent-style-name="acquired_5f_lot_5f_note_5f_default">
      <style:table-cell-properties fo:background-color="transparent"/>
      <style:text-properties style:font-name="Liberation Sans"/>
    </style:style>
    <style:style style:name="ce312" style:family="table-cell" style:parent-style-name="Default">
      <style:table-cell-properties fo:background-color="#b2b2b2"/>
      <style:text-properties style:font-name="Liberation Sans"/>
    </style:style>
    <style:style style:name="ce313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4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5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3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7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18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1" style:family="table-cell" style:parent-style-name="taxable_5f_event_5f_fiat">
      <style:table-cell-properties fo:background-color="transparent"/>
      <style:text-properties style:font-name="Liberation Sans"/>
    </style:style>
    <style:style style:name="ce322" style:family="table-cell" style:parent-style-name="taxable_5f_event_5f_alt_5f_fiat">
      <style:table-cell-properties fo:background-color="transparent"/>
      <style:text-properties style:font-name="Liberation Sans"/>
    </style:style>
    <style:style style:name="ce323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4" style:family="table-cell" style:parent-style-name="Default">
      <style:text-properties style:font-name="Liberation Sans" fo:font-weight="normal" style:font-weight-asian="normal" style:font-weight-complex="normal"/>
    </style:style>
    <style:style style:name="ce325" style:family="table-cell" style:parent-style-name="taxable_5f_event_5f_note_5f_default">
      <style:table-cell-properties fo:background-color="transparent"/>
      <style:text-properties style:font-name="Liberation Sans"/>
    </style:style>
    <style:style style:name="ce326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7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28" style:family="table-cell" style:parent-style-name="acquired_5f_lot_5f_percent">
      <style:table-cell-properties fo:background-color="transparent"/>
      <style:text-properties style:font-name="Liberation Sans"/>
    </style:style>
    <style:style style:name="ce329" style:family="table-cell" style:parent-style-name="acquired_5f_lot_5f_alt_5f_percent">
      <style:table-cell-properties fo:background-color="transparent"/>
      <style:text-properties style:font-name="Liberation Sans"/>
    </style:style>
    <style:style style:name="ce330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1" style:family="table-cell" style:parent-style-name="acquired_5f_lot_5f_fiat">
      <style:table-cell-properties fo:background-color="transparent"/>
      <style:text-properties style:font-name="Liberation Sans"/>
    </style:style>
    <style:style style:name="ce332" style:family="table-cell" style:parent-style-name="acquired_5f_lot_5f_alt_5f_fiat">
      <style:table-cell-properties fo:background-color="transparent"/>
      <style:text-properties style:font-name="Liberation Sans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39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42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43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38" table:default-cell-style-name="ce137"/>
        <table:table-column table:style-name="co39" table:default-cell-style-name="ce138"/>
        <table:table-column table:style-name="co12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3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39"/>
          <table:table-cell/>
        </table:table-row>
        <table:table-row table:style-name="ro2">
          <table:table-cell table:style-name="ce132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non-specified</text:p>
          </table:table-cell>
          <table:table-cell/>
        </table:table-row>
        <table:table-row table:style-name="ro2">
          <table:table-cell table:style-name="ce118"/>
          <table:table-cell table:style-name="Default"/>
          <table:table-cell/>
        </table:table-row>
        <table:table-row table:style-name="ro5">
          <table:table-cell table:style-name="header_5f_default" office:value-type="string" calcext:value-type="string">
            <text:p>Sheets / Transaction Categories</text:p>
          </table:table-cell>
          <table:table-cell table:style-name="ce132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Gifts</text:p>
          </table:table-cell>
          <table:table-cell/>
        </table:table-row>
        <table:table-row table:style-name="ro5">
          <table:table-cell table:style-name="header_5f_default"/>
          <table:table-cell table:style-name="ce132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32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39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5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 table:style-name="ce139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  <table:table-row table:style-name="ro2">
          <table:table-cell table:style-name="ce138"/>
          <table:table-cell/>
          <table:table-cell/>
        </table:table-row>
      </table:table>
      <table:table table:name="Airdrop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Airdrop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2.0" office:value-type="float"/>
          <table:table-cell table:style-name="transparent_border_default" office:value-type="string">
            <text:p>B1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02/01/2017</text:p>
          </table:table-cell>
          <table:table-cell table:style-name="taxable_event_note_border_fiat" office:value="24000.0" office:value-type="float"/>
          <table:table-cell table:style-name="transparent_border_default" office:value-type="string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000.0" office:value-type="float"/>
          <table:table-cell table:style-name="taxable_event_note_border_default" office:value-type="string">
            <text:p>IN / AIRDROP</text:p>
          </table:table-cell>
          <table:table-cell table:style-name="transparent_border_default" office:value-type="string">
            <text:p/>
          </table:table-cell>
          <table:table-cell table:style-name="taxable_event_note_border_default" office:value-type="string">
            <text:p>1/1: 2.00000000 of 2.00000000 B1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AIRDROP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Capital Gai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Capital Gai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sold or disposed of</text:p>
          </table:table-cell>
          <table:table-cell table:style-name="ce337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Sol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sold or disposed of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/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0.20000000 of 1.00000000 B2</text:p>
          </table:table-cell>
          <table:table-cell table:style-name="taxable_event_note_border_default" office:value-type="string">
            <text:p>1/1: 0.20000000 of 0.20000000 B2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2.00000000 B2</text:p>
          </table:table-cell>
          <table:table-cell table:style-name="taxable_event_note_default" office:value-type="string">
            <text:p>1/1: 1.00000000 of 1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01000000 of 5.00000000 B2</text:p>
          </table:table-cell>
          <table:table-cell table:style-name="taxable_event_note_default" office:value-type="string">
            <text:p>1/1: 2.01000000 of 2.01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border_crypto" office:value="0.2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11/2016</text:p>
          </table:table-cell>
          <table:table-cell table:style-name="taxable_event_note_border_fiat" office:value="2240.0" office:value-type="float"/>
          <table:table-cell table:style-name="acquired_lot_note_border_fiat" office:value="222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3: 0.20000000 of 1.00000000 B4</text:p>
          </table:table-cell>
          <table:table-cell table:style-name="taxable_event_note_border_default" office:value-type="string">
            <text:p>1/1: 0.20000000 of 0.20000000 B4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11 11:1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2/11/2017</text:p>
          </table:table-cell>
          <table:table-cell table:style-name="taxable_event_note_fiat" office:value="122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0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2: 1.00000000 of 2.00000000 B4</text:p>
          </table:table-cell>
          <table:table-cell table:style-name="taxable_event_note_default" office:value-type="string">
            <text:p>1/1: 1.00000000 of 1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11 19:5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6/11/2021</text:p>
          </table:table-cell>
          <table:table-cell table:style-name="taxable_event_note_fiat" office:value="40400.0" office:value-type="float"/>
          <table:table-cell table:style-name="acquired_lot_note_fiat" office:value="3035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0049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3: 2.01000000 of 5.00000000 B4</text:p>
          </table:table-cell>
          <table:table-cell table:style-name="taxable_event_note_default" office:value-type="string">
            <text:p>1/1: 2.01000000 of 2.01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6-11 05:31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Donation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343" office:value-type="string" calcext:value-type="string" table:number-columns-spanned="9" table:number-rows-spanned="1">
            <text:p>Crypto Donation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Default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dona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Dona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dona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donati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2</text:p>
          </table:table-cell>
          <table:table-cell table:style-name="taxable_event_note_default" office:value-type="string">
            <text:p>1/3: 2.00000000 of 3.79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143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1.00000000 of 2.00000000 B2</text:p>
          </table:table-cell>
          <table:table-cell table:style-name="taxable_event_note_default" office:value-type="string">
            <text:p>2/3: 1.00000000 of 3.79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11297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0.79000000 of 1.00000000 B2</text:p>
          </table:table-cell>
          <table:table-cell table:style-name="taxable_event_note_default" office:value-type="string">
            <text:p>3/3: 0.79000000 of 3.79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28600.0" office:value-type="float"/>
          <table:table-cell table:style-name="acquired_lot_note_fiat" office:value="26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6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2.00000000 of 3.00000000 B4</text:p>
          </table:table-cell>
          <table:table-cell table:style-name="taxable_event_note_default" office:value-type="string">
            <text:p>1/3: 2.00000000 of 3.79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2/01/2017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143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300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2/2: 1.00000000 of 2.00000000 B4</text:p>
          </table:table-cell>
          <table:table-cell table:style-name="taxable_event_note_default" office:value-type="string">
            <text:p>2/3: 1.00000000 of 3.79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79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4/12/2019</text:p>
          </table:table-cell>
          <table:table-cell table:style-name="taxable_event_note_fiat" office:value="11297.0" office:value-type="float"/>
          <table:table-cell table:style-name="acquired_lot_note_fiat" office:value="8769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8.0" office:value-type="float"/>
          <table:table-cell table:style-name="taxable_event_note_default" office:value-type="string">
            <text:p>OUT / DONATE</text:p>
          </table:table-cell>
          <table:table-cell table:style-name="acquired_lot_note_default" office:value-type="string">
            <text:p>3/3: 0.79000000 of 1.00000000 B4</text:p>
          </table:table-cell>
          <table:table-cell table:style-name="taxable_event_note_default" office:value-type="string">
            <text:p>3/3: 0.79000000 of 3.79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2 17:5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Gift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Gift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gif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Gift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gif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gift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56800.0" office:value-type="float"/>
          <table:table-cell table:style-name="acquired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2</text:p>
          </table:table-cell>
          <table:table-cell table:style-name="taxable_event_note_default" office:value-type="string">
            <text:p>1/2: 4.00000000 of 5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2</text:p>
          </table:table-cell>
          <table:table-cell table:style-name="taxable_event_note_default" office:value-type="string">
            <text:p>2/2: 1.00000000 of 5.00000000 B2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4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4/01/2019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56800.0" office:value-type="float"/>
          <table:table-cell table:style-name="acquired_lot_note_fiat" office:value="564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4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1: 4.00000000 of 4.00000000 B4</text:p>
          </table:table-cell>
          <table:table-cell table:style-name="taxable_event_note_default" office:value-type="string">
            <text:p>1/2: 4.00000000 of 5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3/01/2018</text:p>
          </table:table-cell>
          <table:table-cell table:style-name="taxable_event_note_default" office:value-type="string">
            <text:p>04/11/2019</text:p>
          </table:table-cell>
          <table:table-cell table:style-name="taxable_event_note_fiat" office:value="142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.0" office:value-type="float"/>
          <table:table-cell table:style-name="taxable_event_note_default" office:value-type="string">
            <text:p>OUT / GIFT</text:p>
          </table:table-cell>
          <table:table-cell table:style-name="acquired_lot_note_default" office:value-type="string">
            <text:p>1/2: 1.00000000 of 3.00000000 B4</text:p>
          </table:table-cell>
          <table:table-cell table:style-name="taxable_event_note_default" office:value-type="string">
            <text:p>2/2: 1.00000000 of 5.00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19-04-11 07:10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Hard Fork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Hard Fork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acquir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acquir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1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1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4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HARDFORK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Interest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19" table:default-cell-style-name="ce240"/>
        <table:table-column table:style-name="co20" table:default-cell-style-name="ce240"/>
        <table:table-column table:style-name="co21" table:default-cell-style-name="ce240"/>
        <table:table-column table:style-name="co22" table:default-cell-style-name="ce240"/>
        <table:table-column table:style-name="co12" table:default-cell-style-name="ce240"/>
        <table:table-column table:style-name="co23" table:default-cell-style-name="ce240"/>
        <table:table-column table:style-name="co24" table:default-cell-style-name="ce236"/>
        <table:table-column table:style-name="co25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default-cell-style-name="ce240"/>
        <table:table-column table:style-name="co28" table:default-cell-style-name="ce240"/>
        <table:table-column table:style-name="co29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9" table:number-rows-spanned="1">
            <text:p>Crypto Investment Expenses</text:p>
          </table:table-cell>
          <table:covered-table-cell table:style-name="ce126"/>
          <table:covered-table-cell table:style-name="ce248"/>
          <table:covered-table-cell table:style-name="Default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9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333"/>
          <table:table-cell table:style-name="ce127"/>
          <table:table-cell table:style-name="ce336"/>
          <table:table-cell table:style-name="ce285"/>
          <table:table-cell table:style-name="ce269"/>
          <table:table-cell table:style-name="ce283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333" office:value-type="string" calcext:value-type="string">
            <text:p>(b)</text:p>
          </table:table-cell>
          <table:table-cell table:style-name="ce127" office:value-type="string" calcext:value-type="string">
            <text:p>(c) </text:p>
          </table:table-cell>
          <table:table-cell table:style-name="ce333" office:value-type="string" calcext:value-type="string">
            <text:p>(d)</text:p>
          </table:table-cell>
          <table:table-cell table:style-name="ce249" office:value-type="string" calcext:value-type="string">
            <text:p>(e)</text:p>
          </table:table-cell>
          <table:table-cell table:style-name="ce339"/>
          <table:table-cell table:style-name="ce339"/>
          <table:table-cell table:style-name="ce261" office:value-type="string" calcext:value-type="string">
            <text:p>(h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334" office:value-type="string" calcext:value-type="string">
            <text:p>Date acquired</text:p>
          </table:table-cell>
          <table:table-cell table:style-name="ce128" office:value-type="string" calcext:value-type="string">
            <text:p>Date transacted</text:p>
          </table:table-cell>
          <table:table-cell table:style-name="ce337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6" office:value-type="string" calcext:value-type="string">
            <text:p>(f)</text:p>
          </table:table-cell>
          <table:table-cell table:style-name="ce340" office:value-type="string" calcext:value-type="string">
            <text:p>(g)</text:p>
          </table:table-cell>
          <table:table-cell table:style-name="ce262" office:value-type="string" calcext:value-type="string">
            <text:p>Gain or (loss) </text:p>
          </table:table-cell>
          <table:table-cell table:style-name="ce298" office:value-type="string" calcext:value-type="string">
            <text:p>Transaction</text:p>
          </table:table-cell>
          <table:table-cell table:style-name="ce341" office:value-type="string" calcext:value-type="string">
            <text:p>Acquired lot fraction</text:p>
          </table:table-cell>
          <table:table-cell table:style-name="ce319" office:value-type="string" calcext:value-type="string">
            <text:p>Transaction fee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transact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335" office:value-type="string" calcext:value-type="string">
            <text:p>(Mo., day, yr.)</text:p>
          </table:table-cell>
          <table:table-cell table:style-name="ce129" office:value-type="string" calcext:value-type="string">
            <text:p>(Mo., day, yr.)</text:p>
          </table:table-cell>
          <table:table-cell table:style-name="ce338" office:value-type="string" calcext:value-type="string">
            <text:p>time of transacton)</text:p>
          </table:table-cell>
          <table:table-cell table:style-name="ce280"/>
          <table:table-cell table:style-name="ce338"/>
          <table:table-cell table:style-name="ce280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42"/>
          <table:table-cell table:style-name="ce320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0.01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6</text:p>
          </table:table-cell>
          <table:table-cell table:style-name="taxable_event_note_border_default" office:value-type="string">
            <text:p>01/21/2016</text:p>
          </table:table-cell>
          <table:table-cell table:style-name="taxable_event_note_border_fiat" office:value="114.0" office:value-type="float"/>
          <table:table-cell table:style-name="acquired_lot_note_border_fiat" office:value="11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3.0" office:value-type="float"/>
          <table:table-cell table:style-name="taxable_event_note_border_default" office:value-type="string">
            <text:p>INTRA / MOVE</text:p>
          </table:table-cell>
          <table:table-cell table:style-name="acquired_lot_note_border_default" office:value-type="string">
            <text:p>1/1: 0.01000000 of 1.00000000 B3</text:p>
          </table:table-cell>
          <table:table-cell table:style-name="taxable_event_note_border_default" office:value-type="string">
            <text:p>1/1: 0.01000000 of 0.01000000 B3</text:p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6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2: 0.02000000 of 5.00000000 B3</text:p>
          </table:table-cell>
          <table:table-cell table:style-name="taxable_event_note_default" office:value-type="string">
            <text:p>1/1: 0.02000000 of 0.02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2: 0.04000000 of 5.00000000 B3</text:p>
          </table:table-cell>
          <table:table-cell table:style-name="taxable_event_note_default" office:value-type="string">
            <text:p>1/1: 0.04000000 of 0.04000000 B3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1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1/01/2016</text:p>
          </table:table-cell>
          <table:table-cell table:style-name="taxable_event_note_default" office:value-type="string">
            <text:p>01/21/2016</text:p>
          </table:table-cell>
          <table:table-cell table:style-name="taxable_event_note_fiat" office:value="114.0" office:value-type="float"/>
          <table:table-cell table:style-name="acquired_lot_note_fiat" office:value="111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2/3: 0.01000000 of 1.00000000 B4</text:p>
          </table:table-cell>
          <table:table-cell table:style-name="taxable_event_note_default" office:value-type="string">
            <text:p>1/1: 0.01000000 of 0.01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6-01-21 18:33:14.3420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2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5/21/2020</text:p>
          </table:table-cell>
          <table:table-cell table:style-name="taxable_event_note_fiat" office:value="288.0" office:value-type="float"/>
          <table:table-cell table:style-name="acquired_lot_note_fiat" office:value="302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-1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1/3: 0.02000000 of 5.00000000 B4</text:p>
          </table:table-cell>
          <table:table-cell table:style-name="taxable_event_note_default" office:value-type="string">
            <text:p>1/1: 0.02000000 of 0.02000000 B4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5-21 12:58:1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transparent_crypto" office:value="0.04" office:value-type="float"/>
          <table:table-cell table:style-name="transparent_default" office:value-type="string">
            <text:p>B4</text:p>
          </table:table-cell>
          <table:table-cell table:style-name="acquired_lot_note_default" office:value-type="string">
            <text:p>05/01/2020</text:p>
          </table:table-cell>
          <table:table-cell table:style-name="taxable_event_note_default" office:value-type="string">
            <text:p>07/21/2021</text:p>
          </table:table-cell>
          <table:table-cell table:style-name="taxable_event_note_fiat" office:value="856.0" office:value-type="float"/>
          <table:table-cell table:style-name="acquired_lot_note_fiat" office:value="60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52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04000000 of 5.00000000 B4</text:p>
          </table:table-cell>
          <table:table-cell table:style-name="taxable_event_note_default" office:value-type="string">
            <text:p>1/1: 0.04000000 of 0.04000000 B4</text:p>
          </table:table-cell>
          <table:table-cell table:style-name="taxable_event_note_default" office:value-type="string">
            <text:p>LONG</text:p>
          </table:table-cell>
          <table:table-cell table:style-name="taxable_event_note_default" office:value-type="string">
            <text:p>2021-07-21 10:02:02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Min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Min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2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MIN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2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Staking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Staking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2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17</text:p>
          </table:table-cell>
          <table:table-cell table:style-name="taxable_event_note_fiat" office:value="24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000.0" office:value-type="float"/>
          <table:table-cell table:style-name="taxable_event_note_default" office:value-type="string">
            <text:p>IN / STAKING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2.00000000 of 2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7-02-01 11:18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ages" table:style-name="ta1">
        <table:table-column table:style-name="co19" table:default-cell-style-name="ce240"/>
        <table:table-column table:style-name="co20" table:default-cell-style-name="ce240"/>
        <table:table-column table:style-name="co21" table:visibility="collapse" table:default-cell-style-name="ce240"/>
        <table:table-column table:style-name="co22" table:default-cell-style-name="ce240"/>
        <table:table-column table:style-name="co12" table:visibility="collapse" table:default-cell-style-name="ce240"/>
        <table:table-column table:style-name="co23" table:visibility="collapse" table:default-cell-style-name="ce240"/>
        <table:table-column table:style-name="co24" table:visibility="collapse" table:default-cell-style-name="ce236"/>
        <table:table-column table:style-name="co25" table:visibility="collapse" table:default-cell-style-name="ce236"/>
        <table:table-column table:style-name="co26" table:default-cell-style-name="ce240"/>
        <table:table-column table:style-name="co27" table:default-cell-style-name="ce240"/>
        <table:table-column table:style-name="co28" table:visibility="collapse" table:default-cell-style-name="ce240"/>
        <table:table-column table:style-name="co28" table:visibility="collapse" table:default-cell-style-name="ce240"/>
        <table:table-column table:style-name="co29" table:visibility="collapse" table:default-cell-style-name="ce240"/>
        <table:table-column table:style-name="co30" table:default-cell-style-name="ce240"/>
        <table:table-column table:style-name="co31" table:default-cell-style-name="ce240"/>
        <table:table-column table:style-name="co9" table:default-cell-style-name="ce240"/>
        <table:table-column table:style-name="co32" table:default-cell-style-name="ce240"/>
        <table:table-column table:style-name="co33" table:default-cell-style-name="ce240"/>
        <table:table-column table:style-name="co34" table:default-cell-style-name="ce240"/>
        <table:table-column table:style-name="co9" table:default-cell-style-name="ce240"/>
        <table:table-column table:style-name="co35" table:default-cell-style-name="ce240"/>
        <table:table-column table:style-name="co9" table:default-cell-style-name="ce240"/>
        <table:table-row table:style-name="ro4">
          <table:table-cell table:style-name="ce124" office:value-type="string" calcext:value-type="string" table:number-columns-spanned="14" table:number-rows-spanned="1">
            <text:p>Crypto Wages</text:p>
          </table:table-cell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5" table:number-columns-spanned="14" table:number-rows-spanned="1"/>
          <table:covered-table-cell table:style-name="ce126"/>
          <table:covered-table-cell table:style-name="ce248"/>
          <table:covered-table-cell table:style-name="ce127"/>
          <table:covered-table-cell table:style-name="ce269"/>
          <table:covered-table-cell table:style-name="ce269"/>
          <table:covered-table-cell table:style-name="ce269"/>
          <table:covered-table-cell table:style-name="ce283"/>
          <table:covered-table-cell table:style-name="ce283"/>
          <table:covered-table-cell table:style-name="ce295"/>
          <table:covered-table-cell table:style-name="ce304"/>
          <table:covered-table-cell table:style-name="ce304"/>
          <table:covered-table-cell table:style-name="ce304"/>
          <table:covered-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8"/>
          <table:table-cell table:style-name="ce127"/>
          <table:table-cell table:style-name="ce269"/>
          <table:table-cell table:style-name="ce269"/>
          <table:table-cell table:style-name="ce269"/>
          <table:table-cell table:style-name="ce283"/>
          <table:table-cell table:style-name="ce283"/>
          <table:table-cell table:style-name="ce295"/>
          <table:table-cell table:style-name="ce304"/>
          <table:table-cell table:style-name="ce304"/>
          <table:table-cell table:style-name="ce304"/>
          <table:table-cell table:style-name="ce30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6"/>
          <table:table-cell table:style-name="ce126"/>
          <table:table-cell table:style-name="ce249"/>
          <table:table-cell table:style-name="ce261"/>
          <table:table-cell table:style-name="ce270"/>
          <table:table-cell table:style-name="ce269"/>
          <table:table-cell table:style-name="ce269"/>
          <table:table-cell table:style-name="ce284"/>
          <table:table-cell table:style-name="ce291"/>
          <table:table-cell table:style-name="ce296" office:value-type="string" calcext:value-type="string" table:number-columns-spanned="5" table:number-rows-spanned="2">
            <text:p>Additional Transaction Information</text:p>
          </table:table-cell>
          <table:covered-table-cell table:style-name="ce305"/>
          <table:covered-table-cell table:style-name="ce312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office:value-type="string" calcext:value-type="string" table:number-columns-spanned="2" table:number-rows-spanned="1">
            <text:p>(a)</text:p>
          </table:table-cell>
          <table:covered-table-cell table:style-name="ce127"/>
          <table:table-cell table:style-name="ce249"/>
          <table:table-cell table:style-name="ce261" office:value-type="string" calcext:value-type="string">
            <text:p>(b) </text:p>
          </table:table-cell>
          <table:table-cell table:style-name="ce261"/>
          <table:table-cell table:style-name="ce248"/>
          <table:table-cell table:style-name="ce269"/>
          <table:table-cell table:style-name="ce285"/>
          <table:table-cell table:style-name="ce261" office:value-type="string" calcext:value-type="string">
            <text:p>(c) </text:p>
          </table:table-cell>
          <table:covered-table-cell table:style-name="ce297"/>
          <table:covered-table-cell table:style-name="ce306"/>
          <table:covered-table-cell table:style-name="ce313"/>
          <table:covered-table-cell table:style-name="ce312"/>
          <table:covered-table-cell table:style-name="ce31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8" office:value-type="string" calcext:value-type="string" table:number-columns-spanned="2" table:number-rows-spanned="1">
            <text:p>Description of property</text:p>
          </table:table-cell>
          <table:covered-table-cell table:style-name="ce128"/>
          <table:table-cell table:style-name="ce250"/>
          <table:table-cell table:style-name="ce262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269"/>
          <table:table-cell table:style-name="ce285"/>
          <table:table-cell table:style-name="ce262" office:value-type="string" calcext:value-type="string">
            <text:p>Gain</text:p>
          </table:table-cell>
          <table:table-cell table:style-name="ce298" office:value-type="string" calcext:value-type="string">
            <text:p>Transaction</text:p>
          </table:table-cell>
          <table:table-cell table:style-name="ce307"/>
          <table:table-cell table:style-name="ce298" office:value-type="string" calcext:value-type="string">
            <text:p>Earned lot fraction</text:p>
          </table:table-cell>
          <table:table-cell table:style-name="ce316" office:value-type="string" calcext:value-type="string">
            <text:p>Capital </text:p>
          </table:table-cell>
          <table:table-cell table:style-name="ce319" office:value-type="string" calcext:value-type="string">
            <text:p>Date earned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9" office:value-type="string" calcext:value-type="string" table:number-columns-spanned="2" table:number-rows-spanned="1">
            <text:p>(Example: 100 sh. XYZ Co.) </text:p>
          </table:table-cell>
          <table:covered-table-cell table:style-name="ce129"/>
          <table:table-cell table:style-name="ce251"/>
          <table:table-cell table:style-name="ce263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7"/>
          <table:table-cell table:style-name="ce272"/>
          <table:table-cell table:style-name="ce299" office:value-type="string" calcext:value-type="string">
            <text:p>Type</text:p>
          </table:table-cell>
          <table:table-cell table:style-name="ce308"/>
          <table:table-cell table:style-name="ce299"/>
          <table:table-cell table:style-name="ce317" office:value-type="string" calcext:value-type="string">
            <text:p>Gains Type</text:p>
          </table:table-cell>
          <table:table-cell table:style-name="ce320" office:value-type="string" calcext:value-type="string">
            <text:p>(full timestamp including time)</text:p>
          </table:table-cell>
          <table:table-cell table:style-name="ce324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3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3/01/2018</text:p>
          </table:table-cell>
          <table:table-cell table:style-name="taxable_event_note_fiat" office:value="39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39000.0" office:value-type="float"/>
          <table:table-cell table:style-name="taxable_event_note_default" office:value-type="string">
            <text:p>IN / WAGES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3.00000000 of 3.00000000 B3</text:p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8-03-01 09:45:00+00:00</text:p>
          </table:table-cell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4"/>
          <table:table-cell table:style-name="ce236"/>
          <table:table-cell table:style-name="ce236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7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2"/>
          <table:table-cell table:style-name="ce268"/>
          <table:table-cell table:style-name="ce236"/>
          <table:table-cell table:style-name="ce236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0"/>
          <table:table-cell table:style-name="ce130"/>
          <table:table-cell table:style-name="ce252"/>
          <table:table-cell table:style-name="ce131"/>
          <table:table-cell table:style-name="ce274"/>
          <table:table-cell table:style-name="ce274"/>
          <table:table-cell table:style-name="ce274"/>
          <table:table-cell table:style-name="ce288"/>
          <table:table-cell table:style-name="ce288"/>
          <table:table-cell table:style-name="ce236"/>
          <table:table-cell table:style-name="ce28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1"/>
          <table:table-cell table:style-name="ce131"/>
          <table:table-cell table:style-name="ce252"/>
          <table:table-cell table:style-name="ce131"/>
          <table:table-cell table:style-name="ce252"/>
          <table:table-cell table:style-name="ce252"/>
          <table:table-cell table:style-name="ce274"/>
          <table:table-cell table:style-name="ce274"/>
          <table:table-cell table:style-name="ce252"/>
          <table:table-cell table:style-name="ce300"/>
          <table:table-cell table:style-name="ce309"/>
          <table:table-cell table:style-name="ce300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134"/>
          <table:table-cell table:style-name="ce133"/>
          <table:table-cell table:style-name="ce275"/>
          <table:table-cell table:style-name="ce281"/>
          <table:table-cell table:style-name="ce274"/>
          <table:table-cell table:style-name="ce290"/>
          <table:table-cell table:style-name="ce134"/>
          <table:table-cell table:style-name="ce281"/>
          <table:table-cell table:style-name="ce309"/>
          <table:table-cell table:style-name="ce281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134"/>
          <table:table-cell table:style-name="ce134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09"/>
          <table:table-cell table:style-name="ce275"/>
          <table:table-cell table:style-name="ce318"/>
          <table:table-cell table:style-name="ce318"/>
          <table:table-cell table:style-name="ce318"/>
          <table:table-cell table:style-name="ce318"/>
          <table:table-cell table:style-name="ce324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2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2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241"/>
          <table:table-cell table:style-name="ce253"/>
          <table:table-cell table:style-name="ce264"/>
          <table:table-cell table:style-name="ce276"/>
          <table:table-cell table:style-name="ce273"/>
          <table:table-cell table:style-name="ce282"/>
          <table:table-cell table:style-name="ce282"/>
          <table:table-cell table:style-name="ce292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135"/>
          <table:table-cell table:style-name="ce242"/>
          <table:table-cell table:style-name="ce254"/>
          <table:table-cell table:style-name="ce266"/>
          <table:table-cell table:style-name="ce276"/>
          <table:table-cell table:style-name="ce276"/>
          <table:table-cell table:style-name="ce282"/>
          <table:table-cell table:style-name="ce282"/>
          <table:table-cell table:style-name="ce293"/>
          <table:table-cell table:style-name="ce301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3"/>
          <table:table-cell table:style-name="ce247"/>
          <table:table-cell table:style-name="ce255"/>
          <table:table-cell table:style-name="ce267"/>
          <table:table-cell table:style-name="ce277"/>
          <table:table-cell table:style-name="ce277"/>
          <table:table-cell/>
          <table:table-cell/>
          <table:table-cell table:style-name="ce294"/>
          <table:table-cell table:style-name="ce303"/>
          <table:table-cell table:style-name="ce310"/>
          <table:table-cell table:style-name="ce314"/>
          <table:table-cell table:style-name="ce247"/>
          <table:table-cell table:style-name="ce323"/>
          <table:table-cell table:style-name="ce326"/>
          <table:table-cell table:style-name="ce236"/>
          <table:table-cell table:style-name="ce327"/>
          <table:table-cell table:style-name="ce330"/>
          <table:table-cell table:style-name="ce330"/>
          <table:table-cell table:style-name="ce236"/>
          <table:table-cell table:style-name="ce330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8"/>
          <table:table-cell table:style-name="ce331"/>
          <table:table-cell table:style-name="ce331"/>
          <table:table-cell table:style-name="ce236"/>
          <table:table-cell table:style-name="ce331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57"/>
          <table:table-cell/>
          <table:table-cell/>
          <table:table-cell table:style-name="ce292"/>
          <table:table-cell table:style-name="ce301"/>
          <table:table-cell table:style-name="ce236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57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7"/>
          <table:table-cell table:style-name="ce257"/>
          <table:table-cell table:style-name="ce257"/>
          <table:table-cell table:style-name="ce236"/>
          <table:table-cell table:style-name="ce257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8"/>
          <table:table-cell table:style-name="ce273"/>
          <table:table-cell table:style-name="ce273"/>
          <table:table-cell/>
          <table:table-cell/>
          <table:table-cell table:style-name="ce292"/>
          <table:table-cell table:style-name="ce302"/>
          <table:table-cell table:style-name="ce311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7"/>
          <table:table-cell table:style-name="ce264"/>
          <table:table-cell table:style-name="ce273"/>
          <table:table-cell table:style-name="ce273"/>
          <table:table-cell/>
          <table:table-cell/>
          <table:table-cell table:style-name="ce292"/>
          <table:table-cell table:style-name="ce301"/>
          <table:table-cell table:style-name="ce311"/>
          <table:table-cell table:style-name="ce315"/>
          <table:table-cell table:style-name="ce241"/>
          <table:table-cell table:style-name="ce321"/>
          <table:table-cell table:style-name="ce325"/>
          <table:table-cell table:style-name="ce236"/>
          <table:table-cell table:style-name="ce329"/>
          <table:table-cell table:style-name="ce332"/>
          <table:table-cell table:style-name="ce332"/>
          <table:table-cell table:style-name="ce236"/>
          <table:table-cell table:style-name="ce332"/>
          <table:table-cell table:style-name="ce236"/>
          <table:table-cell/>
        </table:table-row>
        <table:table-row table:style-name="ro2">
          <table:table-cell table:style-name="ce135"/>
          <table:table-cell table:style-name="ce241"/>
          <table:table-cell table:style-name="ce256"/>
          <table:table-cell table:style-name="ce268"/>
          <table:table-cell table:style-name="ce273"/>
          <table:table-cell table:style-name="ce256"/>
          <table:table-cell/>
          <table:table-cell/>
          <table:table-cell table:style-name="ce292"/>
          <table:table-cell table:style-name="ce302"/>
          <table:table-cell table:style-name="ce236"/>
          <table:table-cell table:style-name="ce315"/>
          <table:table-cell table:style-name="ce241"/>
          <table:table-cell table:style-name="ce322"/>
          <table:table-cell table:style-name="ce325"/>
          <table:table-cell table:style-name="ce236"/>
          <table:table-cell table:style-name="ce256"/>
          <table:table-cell table:style-name="ce256"/>
          <table:table-cell table:style-name="ce256"/>
          <table:table-cell table:style-name="ce236"/>
          <table:table-cell table:style-name="ce25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36"/>
          <table:table-cell table:style-name="ce236"/>
          <table:table-cell table:style-name="ce259"/>
          <table:table-cell table:style-name="ce236"/>
          <table:table-cell table:style-name="ce236"/>
          <table:table-cell table:style-name="ce236"/>
          <table:table-cell/>
          <table:table-cell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 table:style-name="ce236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6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9">00/00/0000</text:date>, <text:time style:data-style-name="N2" text:time-value="15:11:21.9361885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02T21:06:37.055762</dc:date>
    <meta:editing-duration>P1DT10H8M12S</meta:editing-duration>
    <meta:editing-cycles>105</meta:editing-cycles>
    <meta:generator>http://pypi.python.org/pypi/ezodf/0.1.0$Python3.10.1 (main, Dec  6 2021, 22:18:13) [Clang 13.0.0 (clang-1300.0.29.3)]</meta:generator>
    <meta:document-statistic meta:table-count="14" meta:cell-count="529" meta:object-count="0"/>
  </office:meta>
</office:document-meta>
</file>